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58c1f" officeooo:paragraph-rsid="00058c1f"/>
    </style:style>
    <style:style style:name="P2" style:family="paragraph" style:parent-style-name="Standard">
      <style:paragraph-properties fo:text-align="center" style:justify-single-word="false"/>
      <style:text-properties officeooo:rsid="00031f03" officeooo:paragraph-rsid="00031f03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1f03" officeooo:paragraph-rsid="00031f0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9505" officeooo:paragraph-rsid="0003950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6b4dd" officeooo:paragraph-rsid="0006b4d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31f03" officeooo:paragraph-rsid="00031f03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officeooo:rsid="000350e7" officeooo:paragraph-rsid="000350e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350e7" officeooo:paragraph-rsid="000350e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39505" officeooo:paragraph-rsid="0003950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587c0" officeooo:paragraph-rsid="000587c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6b4dd" officeooo:paragraph-rsid="0006b4dd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underline-style="none" fo:font-weight="normal" officeooo:rsid="0006b4dd" officeooo:paragraph-rsid="0006b4dd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031f03" officeooo:paragraph-rsid="00031f0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officeooo:rsid="00039505" officeooo:paragraph-rsid="0003950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8a0a4" officeooo:paragraph-rsid="0008a0a4" style:font-weight-asian="normal" style:font-weight-complex="normal"/>
    </style:style>
    <style:style style:name="T1" style:family="text">
      <style:text-properties officeooo:rsid="000350e7"/>
    </style:style>
    <style:style style:name="T2" style:family="text">
      <style:text-properties officeooo:rsid="00039505"/>
    </style:style>
    <style:style style:name="T3" style:family="text">
      <style:text-properties officeooo:rsid="0005bce9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Life Cycle</text:p>
      <text:p text:style-name="P2">A1P1</text:p>
      <text:p text:style-name="P2"/>
      <text:p text:style-name="P3">1.Problem Specification</text:p>
      <text:p text:style-name="P6">Write a simple C program using pointers. </text:p>
      <text:p text:style-name="P6">The program has only the main function, in which there are 2 variables: (a) small that can hold real </text:p>
      <text:p text:style-name="P6">values in the range [0, 1], inclusive (the square brackets on both ends of the range mean that both </text:p>
      <text:p text:style-name="P6">“border” values are included in the range); and (b) large that can hold only integer values in the range </text:p>
      <text:p text:style-name="P6">[10 3 , 10 6 ]. </text:p>
      <text:p text:style-name="P6">The program should do the following: </text:p>
      <text:p text:style-name="P6">1) <text:tab/>Declare variables named small and large with appropriate data types, and arbitrary initial </text:p>
      <text:p text:style-name="P6">values (limit the number of digits after the decimal point to 5). </text:p>
      <text:p text:style-name="P6">2) <text:tab/>Print the values of small, large and their sum. </text:p>
      <text:p text:style-name="P6">3)<text:tab/> Define two pointers: one pointing to small and the other to large. </text:p>
      <text:p text:style-name="P6">4)<text:tab/> Use pointers to assign new, different values for small and large, and print small and </text:p>
      <text:p text:style-name="P6">large. </text:p>
      <text:p text:style-name="P6">5) <text:tab/>Print the values of both pointers (i.e., the addresses of the small and large variables). </text:p>
      <text:p text:style-name="P6">6)<text:tab/> Ask the user to enter new values for the above variables, and show an error message if a variable receives an out-of-range value. For example, entering 3.6 for small or 100 for large should </text:p>
      <text:p text:style-name="P6">result in an error message.</text:p>
      <text:p text:style-name="P6"/>
      <text:p text:style-name="P3">2. PROGRAM STRUCTURE DESIGN</text:p>
      <text:p text:style-name="P3"/>
      <text:p text:style-name="P13">2.1 modules and <text:span text:style-name="T3">Their</text:span> Basic Structure</text:p>
      <text:p text:style-name="P6">My program will have one function.</text:p>
      <text:p text:style-name="P6">a) Module 1: Main:</text:p>
      <text:p text:style-name="P6">I) <text:s/>two doubles small and large</text:p>
      <text:p text:style-name="P6">II) two pointers pointing to small a<text:span text:style-name="T1">n</text:span>d large</text:p>
      <text:p text:style-name="P8">III) char, char pointer , char and int for user input</text:p>
      <text:p text:style-name="P6"/>
      <text:p text:style-name="P7">2.2 Pseudocode for the modules</text:p>
      <text:p text:style-name="P8">// initate small and large</text:p>
      <text:p text:style-name="P8">// print the values of them</text:p>
      <text:p text:style-name="P8">// iniate pointers to small and large</text:p>
      <text:p text:style-name="P8">//use pointers to change vals of small and large</text:p>
      <text:p text:style-name="P8">//print new vals of small and large</text:p>
      <text:p text:style-name="P8">//use pointers to print address of small and large</text:p>
      <text:p text:style-name="P8">// start user input section</text:p>
      <text:p text:style-name="P8">//two while loops for user input</text:p>
      <text:p text:style-name="P8">//enter value for small</text:p>
      <text:p text:style-name="P8">//while small is less then 0 do</text:p>
      <text:p text:style-name="P8"><text:s text:c="2"/>//fgets on input assing to char pointer/input</text:p>
      <text:p text:style-name="P8"><text:s text:c="2"/>// if input/char pointer equal try and find number in range</text:p>
      <text:p text:style-name="P8"><text:s text:c="2"/>// else give error</text:p>
      <text:p text:style-name="P8"/>
      <text:p text:style-name="P8">//do similar for <text:span text:style-name="T2">large</text:span></text:p>
      <text:p text:style-name="P8">//print numbers</text:p>
      <text:p text:style-name="P8"><text:soft-page-break/></text:p>
      <text:p text:style-name="P4">3. RISK ANALYSIS </text:p>
      <text:p text:style-name="P9">No risks (to timetable, cost, human health, etc.) are identified by me. </text:p>
      <text:p text:style-name="P9"/>
      <text:p text:style-name="P14">4. VERIFICATION</text:p>
      <text:p text:style-name="P9">The algorithm has only one execution path (a sequential execution). Correctness of the path has been verified by </text:p>
      <text:p text:style-name="P9">me by analyzing its steps, and their completeness </text:p>
      <text:p text:style-name="P9"/>
      <text:p text:style-name="P4">5. Coding</text:p>
      <text:p text:style-name="P9">/************************************************* </text:p>
      <text:p text:style-name="P9">* Course: CS 4540 – Fall 2015 </text:p>
      <text:p text:style-name="P9">* Assignment 1 - Problem 1 </text:p>
      <text:p text:style-name="P9">* Name: Aron Lawrence </text:p>
      <text:p text:style-name="P9">* E-mail: aron.r.lawrence@wmich.edu </text:p>
      <text:p text:style-name="P9">* Submitted: 09/21/15 </text:p>
      <text:p text:style-name="P9">*************************************************/ </text:p>
      <text:p text:style-name="P9"/>
      <text:p text:style-name="P9"/>
      <text:p text:style-name="P9">#include &lt;stdio.h&gt; </text:p>
      <text:p text:style-name="P9"/>
      <text:p text:style-name="P9">int main() </text:p>
      <text:p text:style-name="P9">{ </text:p>
      <text:p text:style-name="P9"><text:tab/>//part 1 </text:p>
      <text:p text:style-name="P9"><text:tab/>double small = .5; //inclusive 0-1 </text:p>
      <text:p text:style-name="P9"><text:tab/>double large = 2500; //inclussive 10^3-10^6 [1000-1000000] </text:p>
      <text:p text:style-name="P9"/>
      <text:p text:style-name="P9"><text:tab/>printf("The sum of %.5f and %.5f is: %f\n", small, large, small+large); </text:p>
      <text:p text:style-name="P9"><text:tab/>//part 2 </text:p>
      <text:p text:style-name="P9"><text:tab/>double *small_ptr = NULL; </text:p>
      <text:p text:style-name="P9"><text:tab/>double *large_ptr = NULL; </text:p>
      <text:p text:style-name="P9"/>
      <text:p text:style-name="P9"><text:tab/>small_ptr = &amp;small; </text:p>
      <text:p text:style-name="P9"><text:tab/>large_ptr = &amp;large; </text:p>
      <text:p text:style-name="P9"/>
      <text:p text:style-name="P9"><text:tab/>*small_ptr = .15; <text:s text:c="2"/>// changes values of </text:p>
      <text:p text:style-name="P9"><text:tab/>*large_ptr = 10000; // small and large </text:p>
      <text:p text:style-name="P9"><text:tab/>printf("The value of small is %.5f and large is %.5f\n", small, large); </text:p>
      <text:p text:style-name="P9"><text:tab/>printf("The value of small_ptr is: %p and large_ptr is: %p\n", </text:p>
      <text:p text:style-name="P9"><text:tab/> small_ptr, large_ptr); </text:p>
      <text:p text:style-name="P9"/>
      <text:p text:style-name="P9"><text:tab/>//part 3 </text:p>
      <text:p text:style-name="P9"><text:tab/>*small_ptr =-1; <text:s text:c="2"/>// sets the values of small and large </text:p>
      <text:p text:style-name="P9"><text:tab/>*large_ptr = -1; <text:s/>// to set up while loop checking </text:p>
      <text:p text:style-name="P9"/>
      <text:p text:style-name="P9"><text:s text:c="4"/>char input[40]; // arbitrary size buffer </text:p>
      <text:p text:style-name="P9"><text:s text:c="4"/>char* cp, badc; // badc is for detecting extraneous chars in the input </text:p>
      <text:p text:style-name="P9"><text:soft-page-break/><text:s text:c="4"/>int n; </text:p>
      <text:p text:style-name="P9"/>
      <text:p text:style-name="P9"><text:s text:c="3"/><text:tab/>printf("Please enter a value for small [0-1]:\n"); </text:p>
      <text:p text:style-name="P9"><text:tab/>while (small &lt; 0){ </text:p>
      <text:p text:style-name="P9"><text:tab/><text:tab/>cp = fgets(input, sizeof(input), stdin); </text:p>
      <text:p text:style-name="P9"><text:tab/><text:tab/><text:tab/>if (cp == input) { </text:p>
      <text:p text:style-name="P9"><text:tab/><text:tab/><text:tab/><text:tab/>n = sscanf(input, "%lf %c", small_ptr, &amp;badc); </text:p>
      <text:p text:style-name="P9"><text:tab/><text:tab/><text:tab/><text:tab/>//printf("small is: %f\n", small); </text:p>
      <text:p text:style-name="P9"><text:tab/><text:tab/><text:tab/><text:tab/>if(n != 1){ </text:p>
      <text:p text:style-name="P9"><text:tab/><text:tab/><text:tab/><text:tab/><text:tab/>printf("\nError please enter a valid number!:"); </text:p>
      <text:p text:style-name="P9"><text:tab/><text:tab/><text:tab/><text:tab/><text:tab/>*small_ptr = -1; </text:p>
      <text:p text:style-name="P9"><text:tab/><text:tab/><text:tab/><text:tab/>} else if( small &lt; 0 || small &gt; 1) { </text:p>
      <text:p text:style-name="P9"><text:tab/><text:tab/><text:tab/><text:tab/><text:tab/>printf("\nError please enter a valid number!:"); </text:p>
      <text:p text:style-name="P9"><text:tab/><text:tab/><text:tab/><text:tab/><text:tab/>*small_ptr = -1; </text:p>
      <text:p text:style-name="P9"><text:tab/><text:tab/><text:tab/><text:tab/>} </text:p>
      <text:p text:style-name="P9"><text:tab/><text:tab/><text:tab/>} </text:p>
      <text:p text:style-name="P9"><text:tab/>} </text:p>
      <text:p text:style-name="P9"/>
      <text:p text:style-name="P9"><text:tab/>printf("Please enter a value for large [1000-1000000]:"); </text:p>
      <text:p text:style-name="P9"><text:tab/>while (large &lt; 0){ </text:p>
      <text:p text:style-name="P9"><text:tab/><text:tab/>cp = fgets(input, sizeof(input), stdin); </text:p>
      <text:p text:style-name="P9"><text:tab/><text:tab/><text:tab/>if (cp == input) { </text:p>
      <text:p text:style-name="P9"><text:tab/><text:tab/><text:tab/><text:tab/>n = sscanf(input, "%lf %c", large_ptr, &amp;badc); </text:p>
      <text:p text:style-name="P9"><text:tab/><text:tab/><text:tab/><text:tab/>//printf("small is: %f\n", small); </text:p>
      <text:p text:style-name="P9"><text:tab/><text:tab/><text:tab/><text:tab/>if(n != 1){ </text:p>
      <text:p text:style-name="P9"><text:tab/><text:tab/><text:tab/><text:tab/><text:tab/>printf("\nError please enter a valid number!:"); </text:p>
      <text:p text:style-name="P9"><text:tab/><text:tab/><text:tab/><text:tab/><text:tab/>*large_ptr = -1; </text:p>
      <text:p text:style-name="P9"><text:tab/><text:tab/><text:tab/><text:tab/>} else if(large &lt; 1000 || large &gt; 1000000) { </text:p>
      <text:p text:style-name="P9"><text:tab/><text:tab/><text:tab/><text:tab/><text:tab/>printf("\nError please enter a valid number!:"); </text:p>
      <text:p text:style-name="P9"><text:tab/><text:tab/><text:tab/><text:tab/><text:tab/>*large_ptr = -1; </text:p>
      <text:p text:style-name="P9"><text:tab/><text:tab/><text:tab/><text:tab/>} </text:p>
      <text:p text:style-name="P9"><text:tab/><text:tab/><text:tab/>} </text:p>
      <text:p text:style-name="P9"><text:tab/>} </text:p>
      <text:p text:style-name="P9"/>
      <text:p text:style-name="P9"><text:tab/>printf("\nThe value of small is %.5f and the value of large is %.5f\n\n", </text:p>
      <text:p text:style-name="P9"><text:tab/> small, large); </text:p>
      <text:p text:style-name="P9"><text:tab/> </text:p>
      <text:p text:style-name="P9">}</text:p>
      <text:p text:style-name="P9"/>
      <text:p text:style-name="P4">6. Testing</text:p>
      <text:p text:style-name="P15">The sum of 0.50000 and 2500 is: 2500.50000</text:p>
      <text:p text:style-name="P15">The value of small is 0.15000 and large is 10000</text:p>
      <text:p text:style-name="P15">The value of small_ptr is: 0x7ffffa164940 and large_ptr is: 0x7ffffa164938</text:p>
      <text:p text:style-name="P15">Please enter a value for small [0-1]:</text:p>
      <text:p text:style-name="P15">-1</text:p>
      <text:p text:style-name="P15"></text:p>
      <text:p text:style-name="P15">Error please enter a valid number!:3</text:p>
      <text:p text:style-name="P15"><text:soft-page-break/></text:p>
      <text:p text:style-name="P15">Error please enter a valid number!:.04d</text:p>
      <text:p text:style-name="P15"></text:p>
      <text:p text:style-name="P15">Error please enter a valid number!:d.3</text:p>
      <text:p text:style-name="P15"></text:p>
      <text:p text:style-name="P15">Error please enter a valid number!:.2</text:p>
      <text:p text:style-name="P15">Please enter a value for large [1000-1000000]:-3</text:p>
      <text:p text:style-name="P15"></text:p>
      <text:p text:style-name="P15">Error please enter a valid number!:1</text:p>
      <text:p text:style-name="P15"></text:p>
      <text:p text:style-name="P15">Error please enter a valid number!:a</text:p>
      <text:p text:style-name="P15"></text:p>
      <text:p text:style-name="P15">Error please enter a valid number!:5-</text:p>
      <text:p text:style-name="P15"></text:p>
      <text:p text:style-name="P15">Error please enter a valid number!:5</text:p>
      <text:p text:style-name="P15"></text:p>
      <text:p text:style-name="P15">Error please enter a valid number!:100000000</text:p>
      <text:p text:style-name="P15"></text:p>
      <text:p text:style-name="P15">Error please enter a valid number!:3242 <text:s text:c="2"/></text:p>
      <text:p text:style-name="P15"></text:p>
      <text:p text:style-name="P15">The value of small is 0.20000 and the value of large is 3242</text:p>
      <text:p text:style-name="P9"/>
      <text:p text:style-name="P10">Everything works correctly</text:p>
      <text:p text:style-name="P9"/>
      <text:p text:style-name="P5">8. PRODUCTION </text:p>
      <text:p text:style-name="P11">I prepared a copy of the entire program for Lab TA’s evaluation, as specified by the TA. </text:p>
      <text:p text:style-name="P11">Then, I sent electronically the copy to the Lab TA, Via dropbox. </text:p>
      <text:p text:style-name="P12"><text:span text:style-name="T4">9. MAINTENANCE</text:span> </text:p>
      <text:p text:style-name="P11">To fully benefit from the program evaluation feedback received from the Lab TA, I will perform </text:p>
      <text:p text:style-name="P11">program maintenance. This means that I should use all TAs feedback to improve my pr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58c1f" officeooo:paragraph-rsid="00058c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ron Lawrenc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8:21:01.893971604</meta:creation-date>
    <dc:date>2015-09-27T19:00:40.333817663</dc:date>
    <meta:editing-duration>PT3M4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148" meta:word-count="880" meta:character-count="5392" meta:non-whitespace-character-count="4373"/>
  </office:meta>
</office:document-meta>
</file>